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1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11.063cm"/>
    </style:style>
    <style:style style:name="co6" style:family="table-column">
      <style:table-column-properties fo:break-before="auto" style:column-width="4.23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Action</text:p>
          </table:table-cell>
          <table:table-cell table:style-name="Heading1" office:value-type="string">
            <text:p>SELECT stucture</text:p>
          </table:table-cell>
          <table:table-cell table:style-name="Heading1" office:value-type="string">
            <text:p>SELECT référent</text:p>
          </table:table-cell>
          <table:table-cell table:style-name="Heading1" office:value-type="string">
            <text:p>Conditions structure</text:p>
          </table:table-cell>
          <table:table-cell table:style-name="Heading1" office:value-type="string">
            <text:p>Conditions référent</text:p>
          </table:table-cell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_add_edit</text:p>
          </table:table-cell>
          <table:table-cell office:value-type="string">
            <text:p>/</text:p>
          </table:table-cell>
          <table:table-cell office:value-type="string">
            <text:p>referent_id</text:p>
          </table:table-cell>
          <table:table-cell office:value-type="string">
            <text:p>/</text:p>
          </table:table-cell>
          <table:table-cell office:value-type="string">
            <text:p>Referent::referentsListe()</text:p>
          </table:table-cell>
        </table:table-row>
        <table:table-row table:style-name="ro1">
          <table:table-cell office:value-type="string">
            <text:p>Cers93</text:p>
          </table:table-cell>
          <table:table-cell office:value-type="string">
            <text:p>edit (add)</text:p>
          </table:table-cell>
          <table:table-cell office:value-type="string">
            <text:p>optgroup, structurereferente_id</text:p>
          </table:table-cell>
          <table:table-cell office:value-type="string">
            <text:p>structurereferente_id_referent_id</text:p>
          </table:table-cell>
          <table:table-cell office:value-type="string">
            <text:p>Structurereferente::listOptions()</text:p>
          </table:table-cell>
          <table:table-cell office:value-type="string">
            <text:p>Referent::listOptions()</text:p>
          </table:table-cell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add</text:p>
          </table:table-cell>
          <table:table-cell office:value-type="string">
            <text:p>typeorient_id_structurereferente_id</text:p>
          </table:table-cell>
          <table:table-cell office:value-type="string">
            <text:p>structurereferente_id_referent_id</text:p>
          </table:table-cell>
          <table:table-cell office:value-type="string">
            <text:p>Structurereferente ::list1Options( array( 'orientation' =&gt; 'O' )</text:p>
          </table:table-cell>
          <table:table-cell office:value-type="string">
            <text:p>Referent::listOptions()</text:p>
          </table:table-cell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edit</text:p>
          </table:table-cell>
          <table:table-cell office:value-type="string">
            <text:p>typeorient_id_structurereferente_id</text:p>
          </table:table-cell>
          <table:table-cell office:value-type="string">
            <text:p>structurereferente_id_referent_id</text:p>
          </table:table-cell>
          <table:table-cell office:value-type="string">
            <text:p>Structurereferente ::list1Options( array( 'orientation' =&gt; 'O' )</text:p>
          </table:table-cell>
          <table:table-cell office:value-type="string">
            <text:p>Referent::listOptions()</text:p>
          </table:table-cell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_add_edit</text:p>
          </table:table-cell>
          <table:table-cell office:value-type="string">
            <text:p>optgroup, structurereferente_id</text:p>
          </table:table-cell>
          <table:table-cell office:value-type="string">
            <text:p>structurereferente_id_referent_id</text:p>
          </table:table-cell>
          <table:table-cell office:value-type="string">
            <text:p>Structurereferente::listOptions()</text:p>
          </table:table-cell>
          <table:table-cell office:value-type="string">
            <text:p>Referent::listOptions()</text:p>
          </table:table-cell>
        </table:table-row>
        <table:table-row table:style-name="ro1">
          <table:table-cell office:value-type="string">
            <text:p>Rendezvous</text:p>
          </table:table-cell>
          <table:table-cell office:value-type="string">
            <text:p>_add_edit</text:p>
          </table:table-cell>
          <table:table-cell office:value-type="string">
            <text:p>optgroup, structurereferente_id</text:p>
          </table:table-cell>
          <table:table-cell office:value-type="string">
            <text:p>structurereferente_id_referent_id</text:p>
          </table:table-cell>
          <table:table-cell office:value-type="string">
            <text:p>Structurereferente::listOptions()</text:p>
          </table:table-cell>
          <table:table-cell office:value-type="string">
            <text:p>Referent::listOptions()</text:p>
          </table:table-cell>
        </table:table-row>
        <table:table-row table:style-name="ro1">
          <table:table-cell office:value-type="string">
            <text:p>Reorientationseps93</text:p>
          </table:table-cell>
          <table:table-cell office:value-type="string">
            <text:p>_add_edit</text:p>
          </table:table-cell>
          <table:table-cell office:value-type="string">
            <text:p>typeorient_id_structurereferente_id</text:p>
          </table:table-cell>
          <table:table-cell office:value-type="string">
            <text:p>structurereferente_id_referent_id</text:p>
          </table:table-cell>
          <table:table-cell office:value-type="string">
            <text:p>FIXME - Structurereferente ::list1Options( array( 'orientation' =&gt; 'O' )</text:p>
          </table:table-cell>
          <table:table-cell office:value-type="string">
            <text:p>Referent::listOptions()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0:52:38</meta:creation-date>
    <meta:generator>LibreOffice/3.5$Linux_X86_64 LibreOffice_project/350m1$Build-2</meta:generator>
    <dc:date>2013-01-07T15:42:47</dc:date>
    <meta:editing-duration>PT4H48M5S</meta:editing-duration>
    <meta:editing-cycles>39</meta:editing-cycles>
    <meta:document-statistic meta:table-count="3" meta:cell-count="48" meta:object-count="0"/>
  </office:meta>
</office:document-meta>
</file>